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9.86mm" svg:height="105.72mm" svg:x="232.09mm" svg:y="9.56mm">
            <loext:p draw:notify-on-update-of-ranges="Sheet1.C4:Sheet1.C84 Sheet1.H3:Sheet1.H3 Sheet1.H4:Sheet1.H84 Sheet1.C4:Sheet1.C84 Sheet1.I3:Sheet1.I3 Sheet1.I4:Sheet1.I84 Sheet1.C4:Sheet1.C84 Sheet1.F3:Sheet1.F3 Sheet1.F4:Sheet1.F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p1</text:p>
          </table:table-cell>
          <table:table-cell table:style-name="Default" office:value-type="string" calcext:value-type="string">
            <text:p>Sp1+2</text:p>
          </table:table-cell>
          <table:table-cell/>
          <table:table-cell office:value-type="string" calcext:value-type="string">
            <text:p>Spiegel 1</text:p>
          </table:table-cell>
          <table:table-cell office:value-type="string" calcext:value-type="string">
            <text:p>Spiegel 2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81.764" calcext:value-type="float">
            <text:p>8.18E+01</text:p>
          </table:table-cell>
          <table:table-cell office:value-type="float" office:value="50.275" calcext:value-type="float">
            <text:p>5.03E+01</text:p>
          </table:table-cell>
          <table:table-cell office:value-type="float" office:value="45.554" calcext:value-type="float">
            <text:p>4.56E+01</text:p>
          </table:table-cell>
          <table:table-cell/>
          <table:table-cell table:formula="of:=[.D4] - [.E4]" office:value-type="float" office:value="31.489" calcext:value-type="float">
            <text:p>31.489</text:p>
          </table:table-cell>
          <table:table-cell table:formula="of:=100*([.E4]-[.F4])/[.E4]" office:value-type="float" office:value="9.39035305818" calcext:value-type="float">
            <text:p>9.39035305818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73.887" calcext:value-type="float">
            <text:p>7.39E+01</text:p>
          </table:table-cell>
          <table:table-cell office:value-type="float" office:value="65.394" calcext:value-type="float">
            <text:p>6.54E+01</text:p>
          </table:table-cell>
          <table:table-cell office:value-type="float" office:value="48.594" calcext:value-type="float">
            <text:p>4.86E+01</text:p>
          </table:table-cell>
          <table:table-cell/>
          <table:table-cell table:formula="of:=[.D5] - [.E5]" office:value-type="float" office:value="8.493" calcext:value-type="float">
            <text:p>8.493</text:p>
          </table:table-cell>
          <table:table-cell table:formula="of:=100*([.E5]-[.F5])/[.E5]" office:value-type="float" office:value="25.6904303147078" calcext:value-type="float">
            <text:p>25.6904303147078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70.154" calcext:value-type="float">
            <text:p>7.02E+01</text:p>
          </table:table-cell>
          <table:table-cell office:value-type="float" office:value="50.905" calcext:value-type="float">
            <text:p>5.09E+01</text:p>
          </table:table-cell>
          <table:table-cell office:value-type="float" office:value="43.594" calcext:value-type="float">
            <text:p>4.36E+01</text:p>
          </table:table-cell>
          <table:table-cell/>
          <table:table-cell table:formula="of:=[.D6] - [.E6]" office:value-type="float" office:value="19.249" calcext:value-type="float">
            <text:p>19.249</text:p>
          </table:table-cell>
          <table:table-cell table:formula="of:=100*([.E6]-[.F6])/[.E6]" office:value-type="float" office:value="14.3620469502014" calcext:value-type="float">
            <text:p>14.3620469502014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88.012" calcext:value-type="float">
            <text:p>8.80E+01</text:p>
          </table:table-cell>
          <table:table-cell office:value-type="float" office:value="50.273" calcext:value-type="float">
            <text:p>5.03E+01</text:p>
          </table:table-cell>
          <table:table-cell office:value-type="float" office:value="31.656" calcext:value-type="float">
            <text:p>3.17E+01</text:p>
          </table:table-cell>
          <table:table-cell/>
          <table:table-cell table:formula="of:=[.D7] - [.E7]" office:value-type="float" office:value="37.739" calcext:value-type="float">
            <text:p>37.739</text:p>
          </table:table-cell>
          <table:table-cell table:formula="of:=100*([.E7]-[.F7])/[.E7]" office:value-type="float" office:value="37.0318063373978" calcext:value-type="float">
            <text:p>37.0318063373978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08.35" calcext:value-type="float">
            <text:p>1.08E+02</text:p>
          </table:table-cell>
          <table:table-cell office:value-type="float" office:value="27.63" calcext:value-type="float">
            <text:p>2.76E+01</text:p>
          </table:table-cell>
          <table:table-cell office:value-type="float" office:value="9.4205" calcext:value-type="float">
            <text:p>9.42E+00</text:p>
          </table:table-cell>
          <table:table-cell/>
          <table:table-cell table:formula="of:=[.D8] - [.E8]" office:value-type="float" office:value="80.72" calcext:value-type="float">
            <text:p>80.72</text:p>
          </table:table-cell>
          <table:table-cell table:formula="of:=100*([.E8]-[.F8])/[.E8]" office:value-type="float" office:value="65.9048136083967" calcext:value-type="float">
            <text:p>65.9048136083967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105.8" calcext:value-type="float">
            <text:p>1.06E+02</text:p>
          </table:table-cell>
          <table:table-cell office:value-type="float" office:value="29.556" calcext:value-type="float">
            <text:p>2.96E+01</text:p>
          </table:table-cell>
          <table:table-cell office:value-type="float" office:value="11.519" calcext:value-type="float">
            <text:p>1.15E+01</text:p>
          </table:table-cell>
          <table:table-cell/>
          <table:table-cell table:formula="of:=[.D9] - [.E9]" office:value-type="float" office:value="76.244" calcext:value-type="float">
            <text:p>76.244</text:p>
          </table:table-cell>
          <table:table-cell table:formula="of:=100*([.E9]-[.F9])/[.E9]" office:value-type="float" office:value="61.0265259169035" calcext:value-type="float">
            <text:p>61.0265259169035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02.35" calcext:value-type="float">
            <text:p>1.02E+02</text:p>
          </table:table-cell>
          <table:table-cell office:value-type="float" office:value="27.075" calcext:value-type="float">
            <text:p>2.71E+01</text:p>
          </table:table-cell>
          <table:table-cell office:value-type="float" office:value="7.5353" calcext:value-type="float">
            <text:p>7.54E+00</text:p>
          </table:table-cell>
          <table:table-cell/>
          <table:table-cell table:formula="of:=[.D10] - [.E10]" office:value-type="float" office:value="75.275" calcext:value-type="float">
            <text:p>75.275</text:p>
          </table:table-cell>
          <table:table-cell table:formula="of:=100*([.E10]-[.F10])/[.E10]" office:value-type="float" office:value="72.1687903970452" calcext:value-type="float">
            <text:p>72.1687903970452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101.38" calcext:value-type="float">
            <text:p>1.01E+02</text:p>
          </table:table-cell>
          <table:table-cell office:value-type="float" office:value="12.736" calcext:value-type="float">
            <text:p>1.27E+01</text:p>
          </table:table-cell>
          <table:table-cell office:value-type="float" office:value="2.1467" calcext:value-type="float">
            <text:p>2.15E+00</text:p>
          </table:table-cell>
          <table:table-cell/>
          <table:table-cell table:formula="of:=[.D11] - [.E11]" office:value-type="float" office:value="88.644" calcext:value-type="float">
            <text:p>88.644</text:p>
          </table:table-cell>
          <table:table-cell table:formula="of:=100*([.E11]-[.F11])/[.E11]" office:value-type="float" office:value="83.1446293969849" calcext:value-type="float">
            <text:p>83.1446293969849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9.916" calcext:value-type="float">
            <text:p>9.99E+01</text:p>
          </table:table-cell>
          <table:table-cell office:value-type="float" office:value="5.5773" calcext:value-type="float">
            <text:p>5.58E+00</text:p>
          </table:table-cell>
          <table:table-cell office:value-type="float" office:value="0.91706" calcext:value-type="float">
            <text:p>9.17E-01</text:p>
          </table:table-cell>
          <table:table-cell/>
          <table:table-cell table:formula="of:=[.D12] - [.E12]" office:value-type="float" office:value="94.3387" calcext:value-type="float">
            <text:p>94.3387</text:p>
          </table:table-cell>
          <table:table-cell table:formula="of:=100*([.E12]-[.F12])/[.E12]" office:value-type="float" office:value="83.5572768185323" calcext:value-type="float">
            <text:p>83.5572768185323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100.81" calcext:value-type="float">
            <text:p>1.01E+02</text:p>
          </table:table-cell>
          <table:table-cell office:value-type="float" office:value="2.4277" calcext:value-type="float">
            <text:p>2.43E+00</text:p>
          </table:table-cell>
          <table:table-cell office:value-type="float" office:value="1.0466" calcext:value-type="float">
            <text:p>1.05E+00</text:p>
          </table:table-cell>
          <table:table-cell/>
          <table:table-cell table:formula="of:=[.D13] - [.E13]" office:value-type="float" office:value="98.3823" calcext:value-type="float">
            <text:p>98.3823</text:p>
          </table:table-cell>
          <table:table-cell table:formula="of:=100*([.E13]-[.F13])/[.E13]" office:value-type="float" office:value="56.8892367261194" calcext:value-type="float">
            <text:p>56.8892367261194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99.905" calcext:value-type="float">
            <text:p>9.99E+01</text:p>
          </table:table-cell>
          <table:table-cell office:value-type="float" office:value="1.2453" calcext:value-type="float">
            <text:p>1.25E+00</text:p>
          </table:table-cell>
          <table:table-cell office:value-type="float" office:value="0.42227" calcext:value-type="float">
            <text:p>4.22E-01</text:p>
          </table:table-cell>
          <table:table-cell/>
          <table:table-cell table:formula="of:=[.D14] - [.E14]" office:value-type="float" office:value="98.6597" calcext:value-type="float">
            <text:p>98.6597</text:p>
          </table:table-cell>
          <table:table-cell table:formula="of:=100*([.E14]-[.F14])/[.E14]" office:value-type="float" office:value="66.0909017907332" calcext:value-type="float">
            <text:p>66.0909017907332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99.891" calcext:value-type="float">
            <text:p>9.99E+01</text:p>
          </table:table-cell>
          <table:table-cell office:value-type="float" office:value="1.1483" calcext:value-type="float">
            <text:p>1.15E+00</text:p>
          </table:table-cell>
          <table:table-cell office:value-type="float" office:value="0.25074" calcext:value-type="float">
            <text:p>2.51E-01</text:p>
          </table:table-cell>
          <table:table-cell/>
          <table:table-cell table:formula="of:=[.D15] - [.E15]" office:value-type="float" office:value="98.7427" calcext:value-type="float">
            <text:p>98.7427</text:p>
          </table:table-cell>
          <table:table-cell table:formula="of:=100*([.E15]-[.F15])/[.E15]" office:value-type="float" office:value="78.164242793695" calcext:value-type="float">
            <text:p>78.164242793695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99.531" calcext:value-type="float">
            <text:p>9.95E+01</text:p>
          </table:table-cell>
          <table:table-cell office:value-type="float" office:value="0.80956" calcext:value-type="float">
            <text:p>8.10E-01</text:p>
          </table:table-cell>
          <table:table-cell office:value-type="float" office:value="0.24814" calcext:value-type="float">
            <text:p>2.48E-01</text:p>
          </table:table-cell>
          <table:table-cell/>
          <table:table-cell table:formula="of:=[.D16] - [.E16]" office:value-type="float" office:value="98.72144" calcext:value-type="float">
            <text:p>98.72144</text:p>
          </table:table-cell>
          <table:table-cell table:formula="of:=100*([.E16]-[.F16])/[.E16]" office:value-type="float" office:value="69.3487820544493" calcext:value-type="float">
            <text:p>69.348782054449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99.507" calcext:value-type="float">
            <text:p>9.95E+01</text:p>
          </table:table-cell>
          <table:table-cell office:value-type="float" office:value="0.90853" calcext:value-type="float">
            <text:p>9.09E-01</text:p>
          </table:table-cell>
          <table:table-cell office:value-type="float" office:value="0.30131" calcext:value-type="float">
            <text:p>3.01E-01</text:p>
          </table:table-cell>
          <table:table-cell/>
          <table:table-cell table:formula="of:=[.D17] - [.E17]" office:value-type="float" office:value="98.59847" calcext:value-type="float">
            <text:p>98.59847</text:p>
          </table:table-cell>
          <table:table-cell table:formula="of:=100*([.E17]-[.F17])/[.E17]" office:value-type="float" office:value="66.8354374649159" calcext:value-type="float">
            <text:p>66.8354374649159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99.308" calcext:value-type="float">
            <text:p>9.93E+01</text:p>
          </table:table-cell>
          <table:table-cell office:value-type="float" office:value="1.4501" calcext:value-type="float">
            <text:p>1.45E+00</text:p>
          </table:table-cell>
          <table:table-cell office:value-type="float" office:value="0.31235" calcext:value-type="float">
            <text:p>3.12E-01</text:p>
          </table:table-cell>
          <table:table-cell/>
          <table:table-cell table:formula="of:=[.D18] - [.E18]" office:value-type="float" office:value="97.8579" calcext:value-type="float">
            <text:p>97.8579</text:p>
          </table:table-cell>
          <table:table-cell table:formula="of:=100*([.E18]-[.F18])/[.E18]" office:value-type="float" office:value="78.4601061995725" calcext:value-type="float">
            <text:p>78.4601061995725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99.412" calcext:value-type="float">
            <text:p>9.94E+01</text:p>
          </table:table-cell>
          <table:table-cell office:value-type="float" office:value="2.8482" calcext:value-type="float">
            <text:p>2.85E+00</text:p>
          </table:table-cell>
          <table:table-cell office:value-type="float" office:value="0.36281" calcext:value-type="float">
            <text:p>3.63E-01</text:p>
          </table:table-cell>
          <table:table-cell/>
          <table:table-cell table:formula="of:=[.D19] - [.E19]" office:value-type="float" office:value="96.5638" calcext:value-type="float">
            <text:p>96.5638</text:p>
          </table:table-cell>
          <table:table-cell table:formula="of:=100*([.E19]-[.F19])/[.E19]" office:value-type="float" office:value="87.2617793694263" calcext:value-type="float">
            <text:p>87.261779369426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98.534" calcext:value-type="float">
            <text:p>9.85E+01</text:p>
          </table:table-cell>
          <table:table-cell office:value-type="float" office:value="6.2615" calcext:value-type="float">
            <text:p>6.26E+00</text:p>
          </table:table-cell>
          <table:table-cell office:value-type="float" office:value="0.53847" calcext:value-type="float">
            <text:p>5.38E-01</text:p>
          </table:table-cell>
          <table:table-cell/>
          <table:table-cell table:formula="of:=[.D20] - [.E20]" office:value-type="float" office:value="92.2725" calcext:value-type="float">
            <text:p>92.2725</text:p>
          </table:table-cell>
          <table:table-cell table:formula="of:=100*([.E20]-[.F20])/[.E20]" office:value-type="float" office:value="91.4003034416673" calcext:value-type="float">
            <text:p>91.400303441667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98.177" calcext:value-type="float">
            <text:p>9.82E+01</text:p>
          </table:table-cell>
          <table:table-cell office:value-type="float" office:value="14.247" calcext:value-type="float">
            <text:p>1.42E+01</text:p>
          </table:table-cell>
          <table:table-cell office:value-type="float" office:value="1.0122" calcext:value-type="float">
            <text:p>1.01E+00</text:p>
          </table:table-cell>
          <table:table-cell/>
          <table:table-cell table:formula="of:=[.D21] - [.E21]" office:value-type="float" office:value="83.93" calcext:value-type="float">
            <text:p>83.93</text:p>
          </table:table-cell>
          <table:table-cell table:formula="of:=100*([.E21]-[.F21])/[.E21]" office:value-type="float" office:value="92.8953463887134" calcext:value-type="float">
            <text:p>92.895346388713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99.027" calcext:value-type="float">
            <text:p>9.90E+01</text:p>
          </table:table-cell>
          <table:table-cell office:value-type="float" office:value="27.02" calcext:value-type="float">
            <text:p>2.70E+01</text:p>
          </table:table-cell>
          <table:table-cell office:value-type="float" office:value="0.92336" calcext:value-type="float">
            <text:p>9.23E-01</text:p>
          </table:table-cell>
          <table:table-cell/>
          <table:table-cell table:formula="of:=[.D22] - [.E22]" office:value-type="float" office:value="72.007" calcext:value-type="float">
            <text:p>72.007</text:p>
          </table:table-cell>
          <table:table-cell table:formula="of:=100*([.E22]-[.F22])/[.E22]" office:value-type="float" office:value="96.5826794966691" calcext:value-type="float">
            <text:p>96.5826794966691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98.719" calcext:value-type="float">
            <text:p>9.87E+01</text:p>
          </table:table-cell>
          <table:table-cell office:value-type="float" office:value="39.05" calcext:value-type="float">
            <text:p>3.91E+01</text:p>
          </table:table-cell>
          <table:table-cell office:value-type="float" office:value="1.1541" calcext:value-type="float">
            <text:p>1.15E+00</text:p>
          </table:table-cell>
          <table:table-cell/>
          <table:table-cell table:formula="of:=[.D23] - [.E23]" office:value-type="float" office:value="59.669" calcext:value-type="float">
            <text:p>59.669</text:p>
          </table:table-cell>
          <table:table-cell table:formula="of:=100*([.E23]-[.F23])/[.E23]" office:value-type="float" office:value="97.0445582586428" calcext:value-type="float">
            <text:p>97.0445582586428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98.861" calcext:value-type="float">
            <text:p>9.89E+01</text:p>
          </table:table-cell>
          <table:table-cell office:value-type="float" office:value="46.09" calcext:value-type="float">
            <text:p>4.61E+01</text:p>
          </table:table-cell>
          <table:table-cell office:value-type="float" office:value="0.88157" calcext:value-type="float">
            <text:p>8.82E-01</text:p>
          </table:table-cell>
          <table:table-cell/>
          <table:table-cell table:formula="of:=[.D24] - [.E24]" office:value-type="float" office:value="52.771" calcext:value-type="float">
            <text:p>52.771</text:p>
          </table:table-cell>
          <table:table-cell table:formula="of:=100*([.E24]-[.F24])/[.E24]" office:value-type="float" office:value="98.087285745281" calcext:value-type="float">
            <text:p>98.087285745281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99.167" calcext:value-type="float">
            <text:p>9.92E+01</text:p>
          </table:table-cell>
          <table:table-cell office:value-type="float" office:value="53.193" calcext:value-type="float">
            <text:p>5.32E+01</text:p>
          </table:table-cell>
          <table:table-cell office:value-type="float" office:value="1.1374" calcext:value-type="float">
            <text:p>1.14E+00</text:p>
          </table:table-cell>
          <table:table-cell/>
          <table:table-cell table:formula="of:=[.D25] - [.E25]" office:value-type="float" office:value="45.974" calcext:value-type="float">
            <text:p>45.974</text:p>
          </table:table-cell>
          <table:table-cell table:formula="of:=100*([.E25]-[.F25])/[.E25]" office:value-type="float" office:value="97.8617487263362" calcext:value-type="float">
            <text:p>97.8617487263362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98.911" calcext:value-type="float">
            <text:p>9.89E+01</text:p>
          </table:table-cell>
          <table:table-cell office:value-type="float" office:value="67.27" calcext:value-type="float">
            <text:p>6.73E+01</text:p>
          </table:table-cell>
          <table:table-cell office:value-type="float" office:value="0.77645" calcext:value-type="float">
            <text:p>7.76E-01</text:p>
          </table:table-cell>
          <table:table-cell/>
          <table:table-cell table:formula="of:=[.D26] - [.E26]" office:value-type="float" office:value="31.641" calcext:value-type="float">
            <text:p>31.641</text:p>
          </table:table-cell>
          <table:table-cell table:formula="of:=100*([.E26]-[.F26])/[.E26]" office:value-type="float" office:value="98.8457707744909" calcext:value-type="float">
            <text:p>98.8457707744909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99.603" calcext:value-type="float">
            <text:p>9.96E+01</text:p>
          </table:table-cell>
          <table:table-cell office:value-type="float" office:value="84.95" calcext:value-type="float">
            <text:p>8.50E+01</text:p>
          </table:table-cell>
          <table:table-cell office:value-type="float" office:value="0.70374" calcext:value-type="float">
            <text:p>7.04E-01</text:p>
          </table:table-cell>
          <table:table-cell/>
          <table:table-cell table:formula="of:=[.D27] - [.E27]" office:value-type="float" office:value="14.653" calcext:value-type="float">
            <text:p>14.653</text:p>
          </table:table-cell>
          <table:table-cell table:formula="of:=100*([.E27]-[.F27])/[.E27]" office:value-type="float" office:value="99.1715832842849" calcext:value-type="float">
            <text:p>99.1715832842849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9.153" calcext:value-type="float">
            <text:p>9.92E+01</text:p>
          </table:table-cell>
          <table:table-cell office:value-type="float" office:value="93.48" calcext:value-type="float">
            <text:p>9.35E+01</text:p>
          </table:table-cell>
          <table:table-cell office:value-type="float" office:value="0.81649" calcext:value-type="float">
            <text:p>8.16E-01</text:p>
          </table:table-cell>
          <table:table-cell/>
          <table:table-cell table:formula="of:=[.D28] - [.E28]" office:value-type="float" office:value="5.673" calcext:value-type="float">
            <text:p>5.673</text:p>
          </table:table-cell>
          <table:table-cell table:formula="of:=100*([.E28]-[.F28])/[.E28]" office:value-type="float" office:value="99.1265618314078" calcext:value-type="float">
            <text:p>99.1265618314078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98.815" calcext:value-type="float">
            <text:p>9.88E+01</text:p>
          </table:table-cell>
          <table:table-cell office:value-type="float" office:value="94.46" calcext:value-type="float">
            <text:p>9.45E+01</text:p>
          </table:table-cell>
          <table:table-cell office:value-type="float" office:value="0.76617" calcext:value-type="float">
            <text:p>7.66E-01</text:p>
          </table:table-cell>
          <table:table-cell/>
          <table:table-cell table:formula="of:=[.D29] - [.E29]" office:value-type="float" office:value="4.355" calcext:value-type="float">
            <text:p>4.355</text:p>
          </table:table-cell>
          <table:table-cell table:formula="of:=100*([.E29]-[.F29])/[.E29]" office:value-type="float" office:value="99.1888947702731" calcext:value-type="float">
            <text:p>99.1888947702731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98.889" calcext:value-type="float">
            <text:p>9.89E+01</text:p>
          </table:table-cell>
          <table:table-cell office:value-type="float" office:value="95.094" calcext:value-type="float">
            <text:p>9.51E+01</text:p>
          </table:table-cell>
          <table:table-cell office:value-type="float" office:value="0.59082" calcext:value-type="float">
            <text:p>5.91E-01</text:p>
          </table:table-cell>
          <table:table-cell/>
          <table:table-cell table:formula="of:=[.D30] - [.E30]" office:value-type="float" office:value="3.795" calcext:value-type="float">
            <text:p>3.795</text:p>
          </table:table-cell>
          <table:table-cell table:formula="of:=100*([.E30]-[.F30])/[.E30]" office:value-type="float" office:value="99.3786989715439" calcext:value-type="float">
            <text:p>99.3786989715439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99.262" calcext:value-type="float">
            <text:p>9.93E+01</text:p>
          </table:table-cell>
          <table:table-cell office:value-type="float" office:value="94.966" calcext:value-type="float">
            <text:p>9.50E+01</text:p>
          </table:table-cell>
          <table:table-cell office:value-type="float" office:value="0.64156" calcext:value-type="float">
            <text:p>6.42E-01</text:p>
          </table:table-cell>
          <table:table-cell/>
          <table:table-cell table:formula="of:=[.D31] - [.E31]" office:value-type="float" office:value="4.29600000000001" calcext:value-type="float">
            <text:p>4.29600000000001</text:p>
          </table:table-cell>
          <table:table-cell table:formula="of:=100*([.E31]-[.F31])/[.E31]" office:value-type="float" office:value="99.3244319019439" calcext:value-type="float">
            <text:p>99.3244319019439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99.462" calcext:value-type="float">
            <text:p>9.95E+01</text:p>
          </table:table-cell>
          <table:table-cell office:value-type="float" office:value="94.919" calcext:value-type="float">
            <text:p>9.49E+01</text:p>
          </table:table-cell>
          <table:table-cell office:value-type="float" office:value="0.66787" calcext:value-type="float">
            <text:p>6.68E-01</text:p>
          </table:table-cell>
          <table:table-cell/>
          <table:table-cell table:formula="of:=[.D32] - [.E32]" office:value-type="float" office:value="4.54300000000001" calcext:value-type="float">
            <text:p>4.54300000000001</text:p>
          </table:table-cell>
          <table:table-cell table:formula="of:=100*([.E32]-[.F32])/[.E32]" office:value-type="float" office:value="99.2963790178995" calcext:value-type="float">
            <text:p>99.2963790178995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99.091" calcext:value-type="float">
            <text:p>9.91E+01</text:p>
          </table:table-cell>
          <table:table-cell office:value-type="float" office:value="95.068" calcext:value-type="float">
            <text:p>9.51E+01</text:p>
          </table:table-cell>
          <table:table-cell office:value-type="float" office:value="0.62543" calcext:value-type="float">
            <text:p>6.25E-01</text:p>
          </table:table-cell>
          <table:table-cell/>
          <table:table-cell table:formula="of:=[.D33] - [.E33]" office:value-type="float" office:value="4.023" calcext:value-type="float">
            <text:p>4.023</text:p>
          </table:table-cell>
          <table:table-cell table:formula="of:=100*([.E33]-[.F33])/[.E33]" office:value-type="float" office:value="99.3421235326293" calcext:value-type="float">
            <text:p>99.342123532629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99.351" calcext:value-type="float">
            <text:p>9.94E+01</text:p>
          </table:table-cell>
          <table:table-cell office:value-type="float" office:value="95.624" calcext:value-type="float">
            <text:p>9.56E+01</text:p>
          </table:table-cell>
          <table:table-cell office:value-type="float" office:value="0.67143" calcext:value-type="float">
            <text:p>6.71E-01</text:p>
          </table:table-cell>
          <table:table-cell/>
          <table:table-cell table:formula="of:=[.D34] - [.E34]" office:value-type="float" office:value="3.727" calcext:value-type="float">
            <text:p>3.727</text:p>
          </table:table-cell>
          <table:table-cell table:formula="of:=100*([.E34]-[.F34])/[.E34]" office:value-type="float" office:value="99.2978436375805" calcext:value-type="float">
            <text:p>99.2978436375805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99.69" calcext:value-type="float">
            <text:p>9.97E+01</text:p>
          </table:table-cell>
          <table:table-cell office:value-type="float" office:value="96.033" calcext:value-type="float">
            <text:p>9.60E+01</text:p>
          </table:table-cell>
          <table:table-cell office:value-type="float" office:value="0.82495" calcext:value-type="float">
            <text:p>8.25E-01</text:p>
          </table:table-cell>
          <table:table-cell/>
          <table:table-cell table:formula="of:=[.D35] - [.E35]" office:value-type="float" office:value="3.657" calcext:value-type="float">
            <text:p>3.657</text:p>
          </table:table-cell>
          <table:table-cell table:formula="of:=100*([.E35]-[.F35])/[.E35]" office:value-type="float" office:value="99.1409723740798" calcext:value-type="float">
            <text:p>99.1409723740798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99.45" calcext:value-type="float">
            <text:p>9.95E+01</text:p>
          </table:table-cell>
          <table:table-cell office:value-type="float" office:value="96.068" calcext:value-type="float">
            <text:p>9.61E+01</text:p>
          </table:table-cell>
          <table:table-cell office:value-type="float" office:value="1.2683" calcext:value-type="float">
            <text:p>1.27E+00</text:p>
          </table:table-cell>
          <table:table-cell/>
          <table:table-cell table:formula="of:=[.D36] - [.E36]" office:value-type="float" office:value="3.382" calcext:value-type="float">
            <text:p>3.382</text:p>
          </table:table-cell>
          <table:table-cell table:formula="of:=100*([.E36]-[.F36])/[.E36]" office:value-type="float" office:value="98.6797893159012" calcext:value-type="float">
            <text:p>98.6797893159012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99.629" calcext:value-type="float">
            <text:p>9.96E+01</text:p>
          </table:table-cell>
          <table:table-cell office:value-type="float" office:value="96.1" calcext:value-type="float">
            <text:p>9.61E+01</text:p>
          </table:table-cell>
          <table:table-cell office:value-type="float" office:value="2.1604" calcext:value-type="float">
            <text:p>2.16E+00</text:p>
          </table:table-cell>
          <table:table-cell/>
          <table:table-cell table:formula="of:=[.D37] - [.E37]" office:value-type="float" office:value="3.52900000000001" calcext:value-type="float">
            <text:p>3.52900000000001</text:p>
          </table:table-cell>
          <table:table-cell table:formula="of:=100*([.E37]-[.F37])/[.E37]" office:value-type="float" office:value="97.7519250780437" calcext:value-type="float">
            <text:p>97.7519250780437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99.851" calcext:value-type="float">
            <text:p>9.99E+01</text:p>
          </table:table-cell>
          <table:table-cell office:value-type="float" office:value="96.304" calcext:value-type="float">
            <text:p>9.63E+01</text:p>
          </table:table-cell>
          <table:table-cell office:value-type="float" office:value="4.6425" calcext:value-type="float">
            <text:p>4.64E+00</text:p>
          </table:table-cell>
          <table:table-cell/>
          <table:table-cell table:formula="of:=[.D38] - [.E38]" office:value-type="float" office:value="3.547" calcext:value-type="float">
            <text:p>3.547</text:p>
          </table:table-cell>
          <table:table-cell table:formula="of:=100*([.E38]-[.F38])/[.E38]" office:value-type="float" office:value="95.1793279614554" calcext:value-type="float">
            <text:p>95.1793279614554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99.547" calcext:value-type="float">
            <text:p>9.95E+01</text:p>
          </table:table-cell>
          <table:table-cell office:value-type="float" office:value="95.916" calcext:value-type="float">
            <text:p>9.59E+01</text:p>
          </table:table-cell>
          <table:table-cell office:value-type="float" office:value="11.127" calcext:value-type="float">
            <text:p>1.11E+01</text:p>
          </table:table-cell>
          <table:table-cell/>
          <table:table-cell table:formula="of:=[.D39] - [.E39]" office:value-type="float" office:value="3.631" calcext:value-type="float">
            <text:p>3.631</text:p>
          </table:table-cell>
          <table:table-cell table:formula="of:=100*([.E39]-[.F39])/[.E39]" office:value-type="float" office:value="88.3992243212811" calcext:value-type="float">
            <text:p>88.3992243212811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99.849" calcext:value-type="float">
            <text:p>9.98E+01</text:p>
          </table:table-cell>
          <table:table-cell office:value-type="float" office:value="95.897" calcext:value-type="float">
            <text:p>9.59E+01</text:p>
          </table:table-cell>
          <table:table-cell office:value-type="float" office:value="22.017" calcext:value-type="float">
            <text:p>2.20E+01</text:p>
          </table:table-cell>
          <table:table-cell/>
          <table:table-cell table:formula="of:=[.D40] - [.E40]" office:value-type="float" office:value="3.952" calcext:value-type="float">
            <text:p>3.952</text:p>
          </table:table-cell>
          <table:table-cell table:formula="of:=100*([.E40]-[.F40])/[.E40]" office:value-type="float" office:value="77.0409918975568" calcext:value-type="float">
            <text:p>77.0409918975568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99.812" calcext:value-type="float">
            <text:p>9.98E+01</text:p>
          </table:table-cell>
          <table:table-cell office:value-type="float" office:value="95.941" calcext:value-type="float">
            <text:p>9.59E+01</text:p>
          </table:table-cell>
          <table:table-cell office:value-type="float" office:value="33.295" calcext:value-type="float">
            <text:p>3.33E+01</text:p>
          </table:table-cell>
          <table:table-cell/>
          <table:table-cell table:formula="of:=[.D41] - [.E41]" office:value-type="float" office:value="3.871" calcext:value-type="float">
            <text:p>3.871</text:p>
          </table:table-cell>
          <table:table-cell table:formula="of:=100*([.E41]-[.F41])/[.E41]" office:value-type="float" office:value="65.2963800669161" calcext:value-type="float">
            <text:p>65.2963800669161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99.571" calcext:value-type="float">
            <text:p>9.96E+01</text:p>
          </table:table-cell>
          <table:table-cell office:value-type="float" office:value="95.872" calcext:value-type="float">
            <text:p>9.59E+01</text:p>
          </table:table-cell>
          <table:table-cell office:value-type="float" office:value="40.313" calcext:value-type="float">
            <text:p>4.03E+01</text:p>
          </table:table-cell>
          <table:table-cell/>
          <table:table-cell table:formula="of:=[.D42] - [.E42]" office:value-type="float" office:value="3.699" calcext:value-type="float">
            <text:p>3.699</text:p>
          </table:table-cell>
          <table:table-cell table:formula="of:=100*([.E42]-[.F42])/[.E42]" office:value-type="float" office:value="57.951226635514" calcext:value-type="float">
            <text:p>57.951226635514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99.557" calcext:value-type="float">
            <text:p>9.96E+01</text:p>
          </table:table-cell>
          <table:table-cell office:value-type="float" office:value="95.864" calcext:value-type="float">
            <text:p>9.59E+01</text:p>
          </table:table-cell>
          <table:table-cell office:value-type="float" office:value="43.372" calcext:value-type="float">
            <text:p>4.34E+01</text:p>
          </table:table-cell>
          <table:table-cell/>
          <table:table-cell table:formula="of:=[.D43] - [.E43]" office:value-type="float" office:value="3.693" calcext:value-type="float">
            <text:p>3.693</text:p>
          </table:table-cell>
          <table:table-cell table:formula="of:=100*([.E43]-[.F43])/[.E43]" office:value-type="float" office:value="54.756738713177" calcext:value-type="float">
            <text:p>54.756738713177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99.409" calcext:value-type="float">
            <text:p>9.94E+01</text:p>
          </table:table-cell>
          <table:table-cell office:value-type="float" office:value="96.167" calcext:value-type="float">
            <text:p>9.62E+01</text:p>
          </table:table-cell>
          <table:table-cell office:value-type="float" office:value="46.893" calcext:value-type="float">
            <text:p>4.69E+01</text:p>
          </table:table-cell>
          <table:table-cell/>
          <table:table-cell table:formula="of:=[.D44] - [.E44]" office:value-type="float" office:value="3.242" calcext:value-type="float">
            <text:p>3.242</text:p>
          </table:table-cell>
          <table:table-cell table:formula="of:=100*([.E44]-[.F44])/[.E44]" office:value-type="float" office:value="51.2379506483513" calcext:value-type="float">
            <text:p>51.23795064835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99.294" calcext:value-type="float">
            <text:p>9.93E+01</text:p>
          </table:table-cell>
          <table:table-cell office:value-type="float" office:value="96.124" calcext:value-type="float">
            <text:p>9.61E+01</text:p>
          </table:table-cell>
          <table:table-cell office:value-type="float" office:value="57.209" calcext:value-type="float">
            <text:p>5.72E+01</text:p>
          </table:table-cell>
          <table:table-cell/>
          <table:table-cell table:formula="of:=[.D45] - [.E45]" office:value-type="float" office:value="3.17" calcext:value-type="float">
            <text:p>3.17</text:p>
          </table:table-cell>
          <table:table-cell table:formula="of:=100*([.E45]-[.F45])/[.E45]" office:value-type="float" office:value="40.4841662852149" calcext:value-type="float">
            <text:p>40.4841662852149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99.293" calcext:value-type="float">
            <text:p>9.93E+01</text:p>
          </table:table-cell>
          <table:table-cell office:value-type="float" office:value="96.18" calcext:value-type="float">
            <text:p>9.62E+01</text:p>
          </table:table-cell>
          <table:table-cell office:value-type="float" office:value="74.826" calcext:value-type="float">
            <text:p>7.48E+01</text:p>
          </table:table-cell>
          <table:table-cell/>
          <table:table-cell table:formula="of:=[.D46] - [.E46]" office:value-type="float" office:value="3.113" calcext:value-type="float">
            <text:p>3.113</text:p>
          </table:table-cell>
          <table:table-cell table:formula="of:=100*([.E46]-[.F46])/[.E46]" office:value-type="float" office:value="22.2021210230817" calcext:value-type="float">
            <text:p>22.2021210230817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99.279" calcext:value-type="float">
            <text:p>9.93E+01</text:p>
          </table:table-cell>
          <table:table-cell office:value-type="float" office:value="95.627" calcext:value-type="float">
            <text:p>9.56E+01</text:p>
          </table:table-cell>
          <table:table-cell office:value-type="float" office:value="87.4" calcext:value-type="float">
            <text:p>8.74E+01</text:p>
          </table:table-cell>
          <table:table-cell/>
          <table:table-cell table:formula="of:=[.D47] - [.E47]" office:value-type="float" office:value="3.652" calcext:value-type="float">
            <text:p>3.652</text:p>
          </table:table-cell>
          <table:table-cell table:formula="of:=100*([.E47]-[.F47])/[.E47]" office:value-type="float" office:value="8.60321875620901" calcext:value-type="float">
            <text:p>8.60321875620901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99.343" calcext:value-type="float">
            <text:p>9.93E+01</text:p>
          </table:table-cell>
          <table:table-cell office:value-type="float" office:value="95.663" calcext:value-type="float">
            <text:p>9.57E+01</text:p>
          </table:table-cell>
          <table:table-cell office:value-type="float" office:value="90.614" calcext:value-type="float">
            <text:p>9.06E+01</text:p>
          </table:table-cell>
          <table:table-cell/>
          <table:table-cell table:formula="of:=[.D48] - [.E48]" office:value-type="float" office:value="3.68000000000001" calcext:value-type="float">
            <text:p>3.68000000000001</text:p>
          </table:table-cell>
          <table:table-cell table:formula="of:=100*([.E48]-[.F48])/[.E48]" office:value-type="float" office:value="5.27790263738331" calcext:value-type="float">
            <text:p>5.27790263738331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99.37" calcext:value-type="float">
            <text:p>9.94E+01</text:p>
          </table:table-cell>
          <table:table-cell office:value-type="float" office:value="95.894" calcext:value-type="float">
            <text:p>9.59E+01</text:p>
          </table:table-cell>
          <table:table-cell office:value-type="float" office:value="90.805" calcext:value-type="float">
            <text:p>9.08E+01</text:p>
          </table:table-cell>
          <table:table-cell/>
          <table:table-cell table:formula="of:=[.D49] - [.E49]" office:value-type="float" office:value="3.476" calcext:value-type="float">
            <text:p>3.476</text:p>
          </table:table-cell>
          <table:table-cell table:formula="of:=100*([.E49]-[.F49])/[.E49]" office:value-type="float" office:value="5.306901370263" calcext:value-type="float">
            <text:p>5.30690137026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9.457" calcext:value-type="float">
            <text:p>9.95E+01</text:p>
          </table:table-cell>
          <table:table-cell office:value-type="float" office:value="96.02" calcext:value-type="float">
            <text:p>9.60E+01</text:p>
          </table:table-cell>
          <table:table-cell office:value-type="float" office:value="91.39" calcext:value-type="float">
            <text:p>9.14E+01</text:p>
          </table:table-cell>
          <table:table-cell/>
          <table:table-cell table:formula="of:=[.D50] - [.E50]" office:value-type="float" office:value="3.437" calcext:value-type="float">
            <text:p>3.437</text:p>
          </table:table-cell>
          <table:table-cell table:formula="of:=100*([.E50]-[.F50])/[.E50]" office:value-type="float" office:value="4.82191210164549" calcext:value-type="float">
            <text:p>4.82191210164549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99.452" calcext:value-type="float">
            <text:p>9.95E+01</text:p>
          </table:table-cell>
          <table:table-cell office:value-type="float" office:value="95.565" calcext:value-type="float">
            <text:p>9.56E+01</text:p>
          </table:table-cell>
          <table:table-cell office:value-type="float" office:value="91.457" calcext:value-type="float">
            <text:p>9.15E+01</text:p>
          </table:table-cell>
          <table:table-cell/>
          <table:table-cell table:formula="of:=[.D51] - [.E51]" office:value-type="float" office:value="3.887" calcext:value-type="float">
            <text:p>3.887</text:p>
          </table:table-cell>
          <table:table-cell table:formula="of:=100*([.E51]-[.F51])/[.E51]" office:value-type="float" office:value="4.29864490137603" calcext:value-type="float">
            <text:p>4.2986449013760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99.494" calcext:value-type="float">
            <text:p>9.95E+01</text:p>
          </table:table-cell>
          <table:table-cell office:value-type="float" office:value="95.71" calcext:value-type="float">
            <text:p>9.57E+01</text:p>
          </table:table-cell>
          <table:table-cell office:value-type="float" office:value="91.428" calcext:value-type="float">
            <text:p>9.14E+01</text:p>
          </table:table-cell>
          <table:table-cell/>
          <table:table-cell table:formula="of:=[.D52] - [.E52]" office:value-type="float" office:value="3.78400000000001" calcext:value-type="float">
            <text:p>3.78400000000001</text:p>
          </table:table-cell>
          <table:table-cell table:formula="of:=100*([.E52]-[.F52])/[.E52]" office:value-type="float" office:value="4.47393166858217" calcext:value-type="float">
            <text:p>4.47393166858217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99.409" calcext:value-type="float">
            <text:p>9.94E+01</text:p>
          </table:table-cell>
          <table:table-cell office:value-type="float" office:value="95.244" calcext:value-type="float">
            <text:p>9.52E+01</text:p>
          </table:table-cell>
          <table:table-cell office:value-type="float" office:value="91.351" calcext:value-type="float">
            <text:p>9.14E+01</text:p>
          </table:table-cell>
          <table:table-cell/>
          <table:table-cell table:formula="of:=[.D53] - [.E53]" office:value-type="float" office:value="4.16500000000001" calcext:value-type="float">
            <text:p>4.16500000000001</text:p>
          </table:table-cell>
          <table:table-cell table:formula="of:=100*([.E53]-[.F53])/[.E53]" office:value-type="float" office:value="4.08739658141195" calcext:value-type="float">
            <text:p>4.08739658141195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99.525" calcext:value-type="float">
            <text:p>9.95E+01</text:p>
          </table:table-cell>
          <table:table-cell office:value-type="float" office:value="95.509" calcext:value-type="float">
            <text:p>9.55E+01</text:p>
          </table:table-cell>
          <table:table-cell office:value-type="float" office:value="91.506" calcext:value-type="float">
            <text:p>9.15E+01</text:p>
          </table:table-cell>
          <table:table-cell/>
          <table:table-cell table:formula="of:=[.D54] - [.E54]" office:value-type="float" office:value="4.01600000000001" calcext:value-type="float">
            <text:p>4.01600000000001</text:p>
          </table:table-cell>
          <table:table-cell table:formula="of:=100*([.E54]-[.F54])/[.E54]" office:value-type="float" office:value="4.19122805180664" calcext:value-type="float">
            <text:p>4.19122805180664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98.929" calcext:value-type="float">
            <text:p>9.89E+01</text:p>
          </table:table-cell>
          <table:table-cell office:value-type="float" office:value="95.122" calcext:value-type="float">
            <text:p>9.51E+01</text:p>
          </table:table-cell>
          <table:table-cell office:value-type="float" office:value="91.1" calcext:value-type="float">
            <text:p>9.11E+01</text:p>
          </table:table-cell>
          <table:table-cell/>
          <table:table-cell table:formula="of:=[.D55] - [.E55]" office:value-type="float" office:value="3.807" calcext:value-type="float">
            <text:p>3.807</text:p>
          </table:table-cell>
          <table:table-cell table:formula="of:=100*([.E55]-[.F55])/[.E55]" office:value-type="float" office:value="4.22825424192091" calcext:value-type="float">
            <text:p>4.22825424192091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99.412" calcext:value-type="float">
            <text:p>9.94E+01</text:p>
          </table:table-cell>
          <table:table-cell office:value-type="float" office:value="95.219" calcext:value-type="float">
            <text:p>9.52E+01</text:p>
          </table:table-cell>
          <table:table-cell office:value-type="float" office:value="91.477" calcext:value-type="float">
            <text:p>9.15E+01</text:p>
          </table:table-cell>
          <table:table-cell/>
          <table:table-cell table:formula="of:=[.D56] - [.E56]" office:value-type="float" office:value="4.19300000000001" calcext:value-type="float">
            <text:p>4.19300000000001</text:p>
          </table:table-cell>
          <table:table-cell table:formula="of:=100*([.E56]-[.F56])/[.E56]" office:value-type="float" office:value="3.92988794253247" calcext:value-type="float">
            <text:p>3.92988794253247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99.54" calcext:value-type="float">
            <text:p>9.95E+01</text:p>
          </table:table-cell>
          <table:table-cell office:value-type="float" office:value="95.279" calcext:value-type="float">
            <text:p>9.53E+01</text:p>
          </table:table-cell>
          <table:table-cell office:value-type="float" office:value="91.371" calcext:value-type="float">
            <text:p>9.14E+01</text:p>
          </table:table-cell>
          <table:table-cell/>
          <table:table-cell table:formula="of:=[.D57] - [.E57]" office:value-type="float" office:value="4.26100000000001" calcext:value-type="float">
            <text:p>4.26100000000001</text:p>
          </table:table-cell>
          <table:table-cell table:formula="of:=100*([.E57]-[.F57])/[.E57]" office:value-type="float" office:value="4.10163834633025" calcext:value-type="float">
            <text:p>4.10163834633025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99.483" calcext:value-type="float">
            <text:p>9.95E+01</text:p>
          </table:table-cell>
          <table:table-cell office:value-type="float" office:value="95.127" calcext:value-type="float">
            <text:p>9.51E+01</text:p>
          </table:table-cell>
          <table:table-cell office:value-type="float" office:value="90.619" calcext:value-type="float">
            <text:p>9.06E+01</text:p>
          </table:table-cell>
          <table:table-cell/>
          <table:table-cell table:formula="of:=[.D58] - [.E58]" office:value-type="float" office:value="4.35600000000001" calcext:value-type="float">
            <text:p>4.35600000000001</text:p>
          </table:table-cell>
          <table:table-cell table:formula="of:=100*([.E58]-[.F58])/[.E58]" office:value-type="float" office:value="4.73892795946471" calcext:value-type="float">
            <text:p>4.73892795946471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99.469" calcext:value-type="float">
            <text:p>9.95E+01</text:p>
          </table:table-cell>
          <table:table-cell office:value-type="float" office:value="94.574" calcext:value-type="float">
            <text:p>9.46E+01</text:p>
          </table:table-cell>
          <table:table-cell office:value-type="float" office:value="90.671" calcext:value-type="float">
            <text:p>9.07E+01</text:p>
          </table:table-cell>
          <table:table-cell/>
          <table:table-cell table:formula="of:=[.D59] - [.E59]" office:value-type="float" office:value="4.895" calcext:value-type="float">
            <text:p>4.895</text:p>
          </table:table-cell>
          <table:table-cell table:formula="of:=100*([.E59]-[.F59])/[.E59]" office:value-type="float" office:value="4.12692706240615" calcext:value-type="float">
            <text:p>4.12692706240615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99.975" calcext:value-type="float">
            <text:p>1.00E+02</text:p>
          </table:table-cell>
          <table:table-cell office:value-type="float" office:value="95.487" calcext:value-type="float">
            <text:p>9.55E+01</text:p>
          </table:table-cell>
          <table:table-cell office:value-type="float" office:value="91.2" calcext:value-type="float">
            <text:p>9.12E+01</text:p>
          </table:table-cell>
          <table:table-cell/>
          <table:table-cell table:formula="of:=[.D60] - [.E60]" office:value-type="float" office:value="4.488" calcext:value-type="float">
            <text:p>4.488</text:p>
          </table:table-cell>
          <table:table-cell table:formula="of:=100*([.E60]-[.F60])/[.E60]" office:value-type="float" office:value="4.48961638757107" calcext:value-type="float">
            <text:p>4.48961638757107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99.546" calcext:value-type="float">
            <text:p>9.95E+01</text:p>
          </table:table-cell>
          <table:table-cell office:value-type="float" office:value="95.096" calcext:value-type="float">
            <text:p>9.51E+01</text:p>
          </table:table-cell>
          <table:table-cell office:value-type="float" office:value="91.64" calcext:value-type="float">
            <text:p>9.16E+01</text:p>
          </table:table-cell>
          <table:table-cell/>
          <table:table-cell table:formula="of:=[.D61] - [.E61]" office:value-type="float" office:value="4.45" calcext:value-type="float">
            <text:p>4.45</text:p>
          </table:table-cell>
          <table:table-cell table:formula="of:=100*([.E61]-[.F61])/[.E61]" office:value-type="float" office:value="3.63422225961134" calcext:value-type="float">
            <text:p>3.63422225961134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98.23" calcext:value-type="float">
            <text:p>9.82E+01</text:p>
          </table:table-cell>
          <table:table-cell office:value-type="float" office:value="93.568" calcext:value-type="float">
            <text:p>9.36E+01</text:p>
          </table:table-cell>
          <table:table-cell office:value-type="float" office:value="90.779" calcext:value-type="float">
            <text:p>9.08E+01</text:p>
          </table:table-cell>
          <table:table-cell/>
          <table:table-cell table:formula="of:=[.D62] - [.E62]" office:value-type="float" office:value="4.66200000000001" calcext:value-type="float">
            <text:p>4.66200000000001</text:p>
          </table:table-cell>
          <table:table-cell table:formula="of:=100*([.E62]-[.F62])/[.E62]" office:value-type="float" office:value="2.98071990424077" calcext:value-type="float">
            <text:p>2.98071990424077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97.314" calcext:value-type="float">
            <text:p>9.73E+01</text:p>
          </table:table-cell>
          <table:table-cell office:value-type="float" office:value="93.679" calcext:value-type="float">
            <text:p>9.37E+01</text:p>
          </table:table-cell>
          <table:table-cell office:value-type="float" office:value="89.921" calcext:value-type="float">
            <text:p>8.99E+01</text:p>
          </table:table-cell>
          <table:table-cell/>
          <table:table-cell table:formula="of:=[.D63] - [.E63]" office:value-type="float" office:value="3.63499999999999" calcext:value-type="float">
            <text:p>3.63499999999999</text:p>
          </table:table-cell>
          <table:table-cell table:formula="of:=100*([.E63]-[.F63])/[.E63]" office:value-type="float" office:value="4.01157143009639" calcext:value-type="float">
            <text:p>4.01157143009639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99.122" calcext:value-type="float">
            <text:p>9.91E+01</text:p>
          </table:table-cell>
          <table:table-cell office:value-type="float" office:value="94.345" calcext:value-type="float">
            <text:p>9.43E+01</text:p>
          </table:table-cell>
          <table:table-cell office:value-type="float" office:value="89.704" calcext:value-type="float">
            <text:p>8.97E+01</text:p>
          </table:table-cell>
          <table:table-cell/>
          <table:table-cell table:formula="of:=[.D64] - [.E64]" office:value-type="float" office:value="4.777" calcext:value-type="float">
            <text:p>4.777</text:p>
          </table:table-cell>
          <table:table-cell table:formula="of:=100*([.E64]-[.F64])/[.E64]" office:value-type="float" office:value="4.91917960676242" calcext:value-type="float">
            <text:p>4.91917960676242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99.63" calcext:value-type="float">
            <text:p>9.96E+01</text:p>
          </table:table-cell>
          <table:table-cell office:value-type="float" office:value="94.716" calcext:value-type="float">
            <text:p>9.47E+01</text:p>
          </table:table-cell>
          <table:table-cell office:value-type="float" office:value="89.751" calcext:value-type="float">
            <text:p>8.98E+01</text:p>
          </table:table-cell>
          <table:table-cell/>
          <table:table-cell table:formula="of:=[.D65] - [.E65]" office:value-type="float" office:value="4.914" calcext:value-type="float">
            <text:p>4.914</text:p>
          </table:table-cell>
          <table:table-cell table:formula="of:=100*([.E65]-[.F65])/[.E65]" office:value-type="float" office:value="5.24198657037881" calcext:value-type="float">
            <text:p>5.24198657037881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98.747" calcext:value-type="float">
            <text:p>9.87E+01</text:p>
          </table:table-cell>
          <table:table-cell office:value-type="float" office:value="93.003" calcext:value-type="float">
            <text:p>9.30E+01</text:p>
          </table:table-cell>
          <table:table-cell office:value-type="float" office:value="88.489" calcext:value-type="float">
            <text:p>8.85E+01</text:p>
          </table:table-cell>
          <table:table-cell/>
          <table:table-cell table:formula="of:=[.D66] - [.E66]" office:value-type="float" office:value="5.744" calcext:value-type="float">
            <text:p>5.744</text:p>
          </table:table-cell>
          <table:table-cell table:formula="of:=100*([.E66]-[.F66])/[.E66]" office:value-type="float" office:value="4.85360687289657" calcext:value-type="float">
            <text:p>4.85360687289657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99.144" calcext:value-type="float">
            <text:p>9.91E+01</text:p>
          </table:table-cell>
          <table:table-cell office:value-type="float" office:value="93.271" calcext:value-type="float">
            <text:p>9.33E+01</text:p>
          </table:table-cell>
          <table:table-cell office:value-type="float" office:value="88.377" calcext:value-type="float">
            <text:p>8.84E+01</text:p>
          </table:table-cell>
          <table:table-cell/>
          <table:table-cell table:formula="of:=[.D67] - [.E67]" office:value-type="float" office:value="5.873" calcext:value-type="float">
            <text:p>5.873</text:p>
          </table:table-cell>
          <table:table-cell table:formula="of:=100*([.E67]-[.F67])/[.E67]" office:value-type="float" office:value="5.24707572557387" calcext:value-type="float">
            <text:p>5.24707572557387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99.869" calcext:value-type="float">
            <text:p>9.99E+01</text:p>
          </table:table-cell>
          <table:table-cell office:value-type="float" office:value="93.35" calcext:value-type="float">
            <text:p>9.34E+01</text:p>
          </table:table-cell>
          <table:table-cell office:value-type="float" office:value="87.939" calcext:value-type="float">
            <text:p>8.79E+01</text:p>
          </table:table-cell>
          <table:table-cell/>
          <table:table-cell table:formula="of:=[.D68] - [.E68]" office:value-type="float" office:value="6.51900000000001" calcext:value-type="float">
            <text:p>6.51900000000001</text:p>
          </table:table-cell>
          <table:table-cell table:formula="of:=100*([.E68]-[.F68])/[.E68]" office:value-type="float" office:value="5.79646491697911" calcext:value-type="float">
            <text:p>5.79646491697911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101.32" calcext:value-type="float">
            <text:p>1.01E+02</text:p>
          </table:table-cell>
          <table:table-cell office:value-type="float" office:value="92.464" calcext:value-type="float">
            <text:p>9.25E+01</text:p>
          </table:table-cell>
          <table:table-cell office:value-type="float" office:value="85.861" calcext:value-type="float">
            <text:p>8.59E+01</text:p>
          </table:table-cell>
          <table:table-cell/>
          <table:table-cell table:formula="of:=[.D69] - [.E69]" office:value-type="float" office:value="8.85599999999999" calcext:value-type="float">
            <text:p>8.85599999999999</text:p>
          </table:table-cell>
          <table:table-cell table:formula="of:=100*([.E69]-[.F69])/[.E69]" office:value-type="float" office:value="7.14115763973005" calcext:value-type="float">
            <text:p>7.14115763973005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99.016" calcext:value-type="float">
            <text:p>9.90E+01</text:p>
          </table:table-cell>
          <table:table-cell office:value-type="float" office:value="90.97" calcext:value-type="float">
            <text:p>9.10E+01</text:p>
          </table:table-cell>
          <table:table-cell office:value-type="float" office:value="82.399" calcext:value-type="float">
            <text:p>8.24E+01</text:p>
          </table:table-cell>
          <table:table-cell/>
          <table:table-cell table:formula="of:=[.D70] - [.E70]" office:value-type="float" office:value="8.04600000000001" calcext:value-type="float">
            <text:p>8.04600000000001</text:p>
          </table:table-cell>
          <table:table-cell table:formula="of:=100*([.E70]-[.F70])/[.E70]" office:value-type="float" office:value="9.42178740244036" calcext:value-type="float">
            <text:p>9.42178740244036</text:p>
          </table:table-cell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95.971" calcext:value-type="float">
            <text:p>9.60E+01</text:p>
          </table:table-cell>
          <table:table-cell office:value-type="float" office:value="87.595" calcext:value-type="float">
            <text:p>8.76E+01</text:p>
          </table:table-cell>
          <table:table-cell office:value-type="float" office:value="80.532" calcext:value-type="float">
            <text:p>8.05E+01</text:p>
          </table:table-cell>
          <table:table-cell/>
          <table:table-cell table:formula="of:=[.D71] - [.E71]" office:value-type="float" office:value="8.37600000000001" calcext:value-type="float">
            <text:p>8.37600000000001</text:p>
          </table:table-cell>
          <table:table-cell table:formula="of:=100*([.E71]-[.F71])/[.E71]" office:value-type="float" office:value="8.06324561904219" calcext:value-type="float">
            <text:p>8.06324561904219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96.186" calcext:value-type="float">
            <text:p>9.62E+01</text:p>
          </table:table-cell>
          <table:table-cell office:value-type="float" office:value="86.134" calcext:value-type="float">
            <text:p>8.61E+01</text:p>
          </table:table-cell>
          <table:table-cell office:value-type="float" office:value="78.214" calcext:value-type="float">
            <text:p>7.82E+01</text:p>
          </table:table-cell>
          <table:table-cell/>
          <table:table-cell table:formula="of:=[.D72] - [.E72]" office:value-type="float" office:value="10.052" calcext:value-type="float">
            <text:p>10.052</text:p>
          </table:table-cell>
          <table:table-cell table:formula="of:=100*([.E72]-[.F72])/[.E72]" office:value-type="float" office:value="9.19497527108924" calcext:value-type="float">
            <text:p>9.19497527108924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7.982" calcext:value-type="float">
            <text:p>9.80E+01</text:p>
          </table:table-cell>
          <table:table-cell office:value-type="float" office:value="87.095" calcext:value-type="float">
            <text:p>8.71E+01</text:p>
          </table:table-cell>
          <table:table-cell office:value-type="float" office:value="78.253" calcext:value-type="float">
            <text:p>7.83E+01</text:p>
          </table:table-cell>
          <table:table-cell/>
          <table:table-cell table:formula="of:=[.D73] - [.E73]" office:value-type="float" office:value="10.887" calcext:value-type="float">
            <text:p>10.887</text:p>
          </table:table-cell>
          <table:table-cell table:formula="of:=100*([.E73]-[.F73])/[.E73]" office:value-type="float" office:value="10.1521327286297" calcext:value-type="float">
            <text:p>10.1521327286297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99.444" calcext:value-type="float">
            <text:p>9.94E+01</text:p>
          </table:table-cell>
          <table:table-cell office:value-type="float" office:value="86.64" calcext:value-type="float">
            <text:p>8.66E+01</text:p>
          </table:table-cell>
          <table:table-cell office:value-type="float" office:value="77.579" calcext:value-type="float">
            <text:p>7.76E+01</text:p>
          </table:table-cell>
          <table:table-cell/>
          <table:table-cell table:formula="of:=[.D74] - [.E74]" office:value-type="float" office:value="12.804" calcext:value-type="float">
            <text:p>12.804</text:p>
          </table:table-cell>
          <table:table-cell table:formula="of:=100*([.E74]-[.F74])/[.E74]" office:value-type="float" office:value="10.4582179132041" calcext:value-type="float">
            <text:p>10.4582179132041</text:p>
          </table:table-cell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99.723" calcext:value-type="float">
            <text:p>9.97E+01</text:p>
          </table:table-cell>
          <table:table-cell office:value-type="float" office:value="82.772" calcext:value-type="float">
            <text:p>8.28E+01</text:p>
          </table:table-cell>
          <table:table-cell office:value-type="float" office:value="71.801" calcext:value-type="float">
            <text:p>7.18E+01</text:p>
          </table:table-cell>
          <table:table-cell/>
          <table:table-cell table:formula="of:=[.D75] - [.E75]" office:value-type="float" office:value="16.951" calcext:value-type="float">
            <text:p>16.951</text:p>
          </table:table-cell>
          <table:table-cell table:formula="of:=100*([.E75]-[.F75])/[.E75]" office:value-type="float" office:value="13.2544821920456" calcext:value-type="float">
            <text:p>13.2544821920456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00.86" calcext:value-type="float">
            <text:p>1.01E+02</text:p>
          </table:table-cell>
          <table:table-cell office:value-type="float" office:value="85.028" calcext:value-type="float">
            <text:p>8.50E+01</text:p>
          </table:table-cell>
          <table:table-cell office:value-type="float" office:value="67.1" calcext:value-type="float">
            <text:p>6.71E+01</text:p>
          </table:table-cell>
          <table:table-cell/>
          <table:table-cell table:formula="of:=[.D76] - [.E76]" office:value-type="float" office:value="15.832" calcext:value-type="float">
            <text:p>15.832</text:p>
          </table:table-cell>
          <table:table-cell table:formula="of:=100*([.E76]-[.F76])/[.E76]" office:value-type="float" office:value="21.0848191184081" calcext:value-type="float">
            <text:p>21.0848191184081</text:p>
          </table:table-cell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98.801" calcext:value-type="float">
            <text:p>9.88E+01</text:p>
          </table:table-cell>
          <table:table-cell office:value-type="float" office:value="84.617" calcext:value-type="float">
            <text:p>8.46E+01</text:p>
          </table:table-cell>
          <table:table-cell office:value-type="float" office:value="65.407" calcext:value-type="float">
            <text:p>6.54E+01</text:p>
          </table:table-cell>
          <table:table-cell/>
          <table:table-cell table:formula="of:=[.D77] - [.E77]" office:value-type="float" office:value="14.184" calcext:value-type="float">
            <text:p>14.184</text:p>
          </table:table-cell>
          <table:table-cell table:formula="of:=100*([.E77]-[.F77])/[.E77]" office:value-type="float" office:value="22.7022938652989" calcext:value-type="float">
            <text:p>22.70229386529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95.632" calcext:value-type="float">
            <text:p>9.56E+01</text:p>
          </table:table-cell>
          <table:table-cell office:value-type="float" office:value="89.193" calcext:value-type="float">
            <text:p>8.92E+01</text:p>
          </table:table-cell>
          <table:table-cell office:value-type="float" office:value="61.815" calcext:value-type="float">
            <text:p>6.18E+01</text:p>
          </table:table-cell>
          <table:table-cell/>
          <table:table-cell table:formula="of:=[.D78] - [.E78]" office:value-type="float" office:value="6.43900000000001" calcext:value-type="float">
            <text:p>6.43900000000001</text:p>
          </table:table-cell>
          <table:table-cell table:formula="of:=100*([.E78]-[.F78])/[.E78]" office:value-type="float" office:value="30.6952339309139" calcext:value-type="float">
            <text:p>30.6952339309139</text:p>
          </table:table-cell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102.72" calcext:value-type="float">
            <text:p>1.03E+02</text:p>
          </table:table-cell>
          <table:table-cell office:value-type="float" office:value="83.326" calcext:value-type="float">
            <text:p>8.33E+01</text:p>
          </table:table-cell>
          <table:table-cell office:value-type="float" office:value="62.045" calcext:value-type="float">
            <text:p>6.20E+01</text:p>
          </table:table-cell>
          <table:table-cell/>
          <table:table-cell table:formula="of:=[.D79] - [.E79]" office:value-type="float" office:value="19.394" calcext:value-type="float">
            <text:p>19.394</text:p>
          </table:table-cell>
          <table:table-cell table:formula="of:=100*([.E79]-[.F79])/[.E79]" office:value-type="float" office:value="25.5394474713775" calcext:value-type="float">
            <text:p>25.5394474713775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97.087" calcext:value-type="float">
            <text:p>9.71E+01</text:p>
          </table:table-cell>
          <table:table-cell office:value-type="float" office:value="80.338" calcext:value-type="float">
            <text:p>8.03E+01</text:p>
          </table:table-cell>
          <table:table-cell office:value-type="float" office:value="70.427" calcext:value-type="float">
            <text:p>7.04E+01</text:p>
          </table:table-cell>
          <table:table-cell/>
          <table:table-cell table:formula="of:=[.D80] - [.E80]" office:value-type="float" office:value="16.749" calcext:value-type="float">
            <text:p>16.749</text:p>
          </table:table-cell>
          <table:table-cell table:formula="of:=100*([.E80]-[.F80])/[.E80]" office:value-type="float" office:value="12.3366277477657" calcext:value-type="float">
            <text:p>12.3366277477657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03.69" calcext:value-type="float">
            <text:p>1.04E+02</text:p>
          </table:table-cell>
          <table:table-cell office:value-type="float" office:value="82.177" calcext:value-type="float">
            <text:p>8.22E+01</text:p>
          </table:table-cell>
          <table:table-cell office:value-type="float" office:value="72.144" calcext:value-type="float">
            <text:p>7.21E+01</text:p>
          </table:table-cell>
          <table:table-cell/>
          <table:table-cell table:formula="of:=[.D81] - [.E81]" office:value-type="float" office:value="21.513" calcext:value-type="float">
            <text:p>21.513</text:p>
          </table:table-cell>
          <table:table-cell table:formula="of:=100*([.E81]-[.F81])/[.E81]" office:value-type="float" office:value="12.209012254037" calcext:value-type="float">
            <text:p>12.209012254037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102.54" calcext:value-type="float">
            <text:p>1.03E+02</text:p>
          </table:table-cell>
          <table:table-cell office:value-type="float" office:value="78.167" calcext:value-type="float">
            <text:p>7.82E+01</text:p>
          </table:table-cell>
          <table:table-cell office:value-type="float" office:value="60.47" calcext:value-type="float">
            <text:p>6.05E+01</text:p>
          </table:table-cell>
          <table:table-cell/>
          <table:table-cell table:formula="of:=[.D82] - [.E82]" office:value-type="float" office:value="24.373" calcext:value-type="float">
            <text:p>24.373</text:p>
          </table:table-cell>
          <table:table-cell table:formula="of:=100*([.E82]-[.F82])/[.E82]" office:value-type="float" office:value="22.6399887420523" calcext:value-type="float">
            <text:p>22.6399887420523</text:p>
          </table:table-cell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95.165" calcext:value-type="float">
            <text:p>9.52E+01</text:p>
          </table:table-cell>
          <table:table-cell office:value-type="float" office:value="84.541" calcext:value-type="float">
            <text:p>8.45E+01</text:p>
          </table:table-cell>
          <table:table-cell office:value-type="float" office:value="64.005" calcext:value-type="float">
            <text:p>6.40E+01</text:p>
          </table:table-cell>
          <table:table-cell/>
          <table:table-cell table:formula="of:=[.D83] - [.E83]" office:value-type="float" office:value="10.624" calcext:value-type="float">
            <text:p>10.624</text:p>
          </table:table-cell>
          <table:table-cell table:formula="of:=100*([.E83]-[.F83])/[.E83]" office:value-type="float" office:value="24.2911723305852" calcext:value-type="float">
            <text:p>24.2911723305852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96.654" calcext:value-type="float">
            <text:p>9.67E+01</text:p>
          </table:table-cell>
          <table:table-cell office:value-type="float" office:value="94.36" calcext:value-type="float">
            <text:p>9.44E+01</text:p>
          </table:table-cell>
          <table:table-cell office:value-type="float" office:value="62.333" calcext:value-type="float">
            <text:p>6.23E+01</text:p>
          </table:table-cell>
          <table:table-cell/>
          <table:table-cell table:formula="of:=[.D84] - [.E84]" office:value-type="float" office:value="2.294" calcext:value-type="float">
            <text:p>2.294</text:p>
          </table:table-cell>
          <table:table-cell table:formula="of:=100*([.E84]-[.F84])/[.E84]" office:value-type="float" office:value="33.9412886816448" calcext:value-type="float">
            <text:p>33.9412886816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3:11:14.116579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38:42.608349250</meta:creation-date>
    <dc:date>2019-11-12T13:17:09.832969978</dc:date>
    <meta:editing-duration>PT11M35S</meta:editing-duration>
    <meta:editing-cycles>2</meta:editing-cycles>
    <meta:generator>LibreOffice/5.2.7.2$Linux_X86_64 LibreOffice_project/20m0$Build-2</meta:generator>
    <meta:document-statistic meta:table-count="1" meta:cell-count="4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0.573cm" xlink:href=".." xlink:type="simple" chart:class="chart:scatter" chart:column-mapping="0 2 3 1" chart:style-name="ch1">
        <chart:title svg:x="5.956cm" svg:y="0.472cm" chart:style-name="ch2">
          <text:p>Relative Reflexionsspektren</text:p>
        </chart:title>
        <chart:legend chart:legend-position="end" svg:x="14.214cm" svg:y="4.489cm" style:legend-expansion="high" chart:style-name="ch3"/>
        <chart:plot-area chart:style-name="ch4" table:cell-range-address="Sheet1.C4:Sheet1.C84 Sheet1.H3:Sheet1.I84 Sheet1.F3:Sheet1.F84" chart:data-source-has-labels="row" svg:x="1.35cm" svg:y="1.337cm" svg:width="12.525cm" svg:height="8.044cm">
          <chartooo:coordinate-region svg:x="1.971cm" svg:y="1.536cm" svg:width="11.438cm" svg:height="7.198cm"/>
          <chart:axis chart:dimension="x" chart:name="primary-x" chart:style-name="ch5">
            <chart:title svg:x="6.311cm" svg:y="9.592cm" chart:style-name="ch6">
              <text:p>Wellenlänge [nm]</text:p>
            </chart:title>
          </chart:axis>
          <chart:axis chart:dimension="y" chart:name="primary-y" chart:style-name="ch5">
            <chart:title svg:x="0.451cm" svg:y="6.699cm" chart:style-name="ch7">
              <text:p>Relative Intensität</text:p>
            </chart:title>
            <chart:grid chart:style-name="ch8" chart:class="major"/>
          </chart:axis>
          <chart:series chart:style-name="ch9" chart:values-cell-range-address="Sheet1.H4:Sheet1.H84" chart:label-cell-address="Sheet1.H3:Sheet1.H3" chart:class="chart:scatter">
            <chart:domain table:cell-range-address="Sheet1.C4:Sheet1.C84"/>
            <chart:data-point chart:repeated="81"/>
          </chart:series>
          <chart:series chart:style-name="ch10" chart:values-cell-range-address="Sheet1.I4:Sheet1.I84" chart:label-cell-address="Sheet1.I3:Sheet1.I3" chart:class="chart:scatter">
            <chart:data-point chart:repeated="81"/>
          </chart:series>
          <chart:series chart:style-name="ch11" chart:values-cell-range-address="Sheet1.F4:Sheet1.F84" chart:label-cell-address="Sheet1.F3:Sheet1.F3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iegel 1</text:p>
                <draw:g>
                  <svg:desc>Sheet1.H3:Sheet1.H3</svg:desc>
                </draw:g>
              </table:table-cell>
              <table:table-cell office:value-type="string">
                <text:p>Spiegel 2</text:p>
                <draw:g>
                  <svg:desc>Sheet1.I3:Sheet1.I3</svg:desc>
                </draw:g>
              </table:table-cell>
              <table:table-cell office:value-type="string">
                <text:p>Sp1+2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C4:Sheet1.C84</svg:desc>
                </draw:g>
              </table:table-cell>
              <table:table-cell office:value-type="float" office:value="31.489">
                <text:p>31.489</text:p>
                <draw:g>
                  <svg:desc>Sheet1.H4:Sheet1.H84</svg:desc>
                </draw:g>
              </table:table-cell>
              <table:table-cell office:value-type="float" office:value="9.39035305818">
                <text:p>9.39035305818</text:p>
                <draw:g>
                  <svg:desc>Sheet1.I4:Sheet1.I84</svg:desc>
                </draw:g>
              </table:table-cell>
              <table:table-cell office:value-type="float" office:value="45.554">
                <text:p>45.554</text:p>
                <draw:g>
                  <svg:desc>Sheet1.F4:Sheet1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8.493">
                <text:p>8.493</text:p>
              </table:table-cell>
              <table:table-cell office:value-type="float" office:value="25.6904303147078">
                <text:p>25.6904303147078</text:p>
              </table:table-cell>
              <table:table-cell office:value-type="float" office:value="48.594">
                <text:p>48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9.249">
                <text:p>19.249</text:p>
              </table:table-cell>
              <table:table-cell office:value-type="float" office:value="14.3620469502014">
                <text:p>14.3620469502014</text:p>
              </table:table-cell>
              <table:table-cell office:value-type="float" office:value="43.594">
                <text:p>43.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37.739">
                <text:p>37.739</text:p>
              </table:table-cell>
              <table:table-cell office:value-type="float" office:value="37.0318063373978">
                <text:p>37.0318063373978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0.72">
                <text:p>80.72</text:p>
              </table:table-cell>
              <table:table-cell office:value-type="float" office:value="65.9048136083967">
                <text:p>65.9048136083967</text:p>
              </table:table-cell>
              <table:table-cell office:value-type="float" office:value="9.4205">
                <text:p>9.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6.244">
                <text:p>76.244</text:p>
              </table:table-cell>
              <table:table-cell office:value-type="float" office:value="61.0265259169035">
                <text:p>61.0265259169035</text:p>
              </table:table-cell>
              <table:table-cell office:value-type="float" office:value="11.519">
                <text:p>11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75.275">
                <text:p>75.275</text:p>
              </table:table-cell>
              <table:table-cell office:value-type="float" office:value="72.1687903970452">
                <text:p>72.1687903970452</text:p>
              </table:table-cell>
              <table:table-cell office:value-type="float" office:value="7.5353">
                <text:p>7.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88.644">
                <text:p>88.644</text:p>
              </table:table-cell>
              <table:table-cell office:value-type="float" office:value="83.1446293969849">
                <text:p>83.1446293969849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94.3387">
                <text:p>94.3387</text:p>
              </table:table-cell>
              <table:table-cell office:value-type="float" office:value="83.5572768185323">
                <text:p>83.5572768185323</text:p>
              </table:table-cell>
              <table:table-cell office:value-type="float" office:value="0.91706">
                <text:p>0.9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98.3823">
                <text:p>98.3823</text:p>
              </table:table-cell>
              <table:table-cell office:value-type="float" office:value="56.8892367261194">
                <text:p>56.8892367261194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8.6597">
                <text:p>98.6597</text:p>
              </table:table-cell>
              <table:table-cell office:value-type="float" office:value="66.0909017907332">
                <text:p>66.0909017907332</text:p>
              </table:table-cell>
              <table:table-cell office:value-type="float" office:value="0.42227">
                <text:p>0.4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98.7427">
                <text:p>98.7427</text:p>
              </table:table-cell>
              <table:table-cell office:value-type="float" office:value="78.164242793695">
                <text:p>78.164242793695</text:p>
              </table:table-cell>
              <table:table-cell office:value-type="float" office:value="0.25074">
                <text:p>0.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98.72144">
                <text:p>98.72144</text:p>
              </table:table-cell>
              <table:table-cell office:value-type="float" office:value="69.3487820544493">
                <text:p>69.3487820544493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8.59847">
                <text:p>98.59847</text:p>
              </table:table-cell>
              <table:table-cell office:value-type="float" office:value="66.8354374649159">
                <text:p>66.8354374649159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97.8579">
                <text:p>97.8579</text:p>
              </table:table-cell>
              <table:table-cell office:value-type="float" office:value="78.4601061995725">
                <text:p>78.4601061995725</text:p>
              </table:table-cell>
              <table:table-cell office:value-type="float" office:value="0.31235">
                <text:p>0.31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96.5638">
                <text:p>96.5638</text:p>
              </table:table-cell>
              <table:table-cell office:value-type="float" office:value="87.2617793694263">
                <text:p>87.2617793694263</text:p>
              </table:table-cell>
              <table:table-cell office:value-type="float" office:value="0.36281">
                <text:p>0.3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92.2725">
                <text:p>92.2725</text:p>
              </table:table-cell>
              <table:table-cell office:value-type="float" office:value="91.4003034416673">
                <text:p>91.4003034416673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83.93">
                <text:p>83.93</text:p>
              </table:table-cell>
              <table:table-cell office:value-type="float" office:value="92.8953463887134">
                <text:p>92.8953463887134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72.007">
                <text:p>72.007</text:p>
              </table:table-cell>
              <table:table-cell office:value-type="float" office:value="96.5826794966691">
                <text:p>96.5826794966691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59.669">
                <text:p>59.669</text:p>
              </table:table-cell>
              <table:table-cell office:value-type="float" office:value="97.0445582586428">
                <text:p>97.0445582586428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2.771">
                <text:p>52.771</text:p>
              </table:table-cell>
              <table:table-cell office:value-type="float" office:value="98.087285745281">
                <text:p>98.087285745281</text:p>
              </table:table-cell>
              <table:table-cell office:value-type="float" office:value="0.88157">
                <text:p>0.8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45.974">
                <text:p>45.974</text:p>
              </table:table-cell>
              <table:table-cell office:value-type="float" office:value="97.8617487263362">
                <text:p>97.8617487263362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31.641">
                <text:p>31.641</text:p>
              </table:table-cell>
              <table:table-cell office:value-type="float" office:value="98.8457707744909">
                <text:p>98.8457707744909</text:p>
              </table:table-cell>
              <table:table-cell office:value-type="float" office:value="0.77645">
                <text:p>0.7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14.653">
                <text:p>14.653</text:p>
              </table:table-cell>
              <table:table-cell office:value-type="float" office:value="99.1715832842849">
                <text:p>99.1715832842849</text:p>
              </table:table-cell>
              <table:table-cell office:value-type="float" office:value="0.70374">
                <text:p>0.7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3">
                <text:p>5.673</text:p>
              </table:table-cell>
              <table:table-cell office:value-type="float" office:value="99.1265618314078">
                <text:p>99.1265618314078</text:p>
              </table:table-cell>
              <table:table-cell office:value-type="float" office:value="0.81649">
                <text:p>0.8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.355">
                <text:p>4.355</text:p>
              </table:table-cell>
              <table:table-cell office:value-type="float" office:value="99.1888947702731">
                <text:p>99.1888947702731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795">
                <text:p>3.795</text:p>
              </table:table-cell>
              <table:table-cell office:value-type="float" office:value="99.3786989715439">
                <text:p>99.3786989715439</text:p>
              </table:table-cell>
              <table:table-cell office:value-type="float" office:value="0.59082">
                <text:p>0.59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4.29600000000001">
                <text:p>4.29600000000001</text:p>
              </table:table-cell>
              <table:table-cell office:value-type="float" office:value="99.3244319019439">
                <text:p>99.3244319019439</text:p>
              </table:table-cell>
              <table:table-cell office:value-type="float" office:value="0.64156">
                <text:p>0.64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.54300000000001">
                <text:p>4.54300000000001</text:p>
              </table:table-cell>
              <table:table-cell office:value-type="float" office:value="99.2963790178995">
                <text:p>99.2963790178995</text:p>
              </table:table-cell>
              <table:table-cell office:value-type="float" office:value="0.66787">
                <text:p>0.6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023">
                <text:p>4.023</text:p>
              </table:table-cell>
              <table:table-cell office:value-type="float" office:value="99.3421235326293">
                <text:p>99.3421235326293</text:p>
              </table:table-cell>
              <table:table-cell office:value-type="float" office:value="0.62543">
                <text:p>0.6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3.727">
                <text:p>3.727</text:p>
              </table:table-cell>
              <table:table-cell office:value-type="float" office:value="99.2978436375805">
                <text:p>99.2978436375805</text:p>
              </table:table-cell>
              <table:table-cell office:value-type="float" office:value="0.67143">
                <text:p>0.6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3.657">
                <text:p>3.657</text:p>
              </table:table-cell>
              <table:table-cell office:value-type="float" office:value="99.1409723740798">
                <text:p>99.1409723740798</text:p>
              </table:table-cell>
              <table:table-cell office:value-type="float" office:value="0.82495">
                <text:p>0.8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3.382">
                <text:p>3.382</text:p>
              </table:table-cell>
              <table:table-cell office:value-type="float" office:value="98.6797893159012">
                <text:p>98.6797893159012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.52900000000001">
                <text:p>3.52900000000001</text:p>
              </table:table-cell>
              <table:table-cell office:value-type="float" office:value="97.7519250780437">
                <text:p>97.7519250780437</text:p>
              </table:table-cell>
              <table:table-cell office:value-type="float" office:value="2.1604">
                <text:p>2.1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3.547">
                <text:p>3.547</text:p>
              </table:table-cell>
              <table:table-cell office:value-type="float" office:value="95.1793279614554">
                <text:p>95.1793279614554</text:p>
              </table:table-cell>
              <table:table-cell office:value-type="float" office:value="4.6425">
                <text:p>4.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3.631">
                <text:p>3.631</text:p>
              </table:table-cell>
              <table:table-cell office:value-type="float" office:value="88.3992243212811">
                <text:p>88.3992243212811</text:p>
              </table:table-cell>
              <table:table-cell office:value-type="float" office:value="11.127">
                <text:p>11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3.952">
                <text:p>3.952</text:p>
              </table:table-cell>
              <table:table-cell office:value-type="float" office:value="77.0409918975568">
                <text:p>77.0409918975568</text:p>
              </table:table-cell>
              <table:table-cell office:value-type="float" office:value="22.017">
                <text:p>22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3.871">
                <text:p>3.871</text:p>
              </table:table-cell>
              <table:table-cell office:value-type="float" office:value="65.2963800669161">
                <text:p>65.2963800669161</text:p>
              </table:table-cell>
              <table:table-cell office:value-type="float" office:value="33.295">
                <text:p>33.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3.699">
                <text:p>3.699</text:p>
              </table:table-cell>
              <table:table-cell office:value-type="float" office:value="57.951226635514">
                <text:p>57.951226635514</text:p>
              </table:table-cell>
              <table:table-cell office:value-type="float" office:value="40.313">
                <text:p>4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3.693">
                <text:p>3.693</text:p>
              </table:table-cell>
              <table:table-cell office:value-type="float" office:value="54.756738713177">
                <text:p>54.756738713177</text:p>
              </table:table-cell>
              <table:table-cell office:value-type="float" office:value="43.372">
                <text:p>43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.242">
                <text:p>3.242</text:p>
              </table:table-cell>
              <table:table-cell office:value-type="float" office:value="51.2379506483513">
                <text:p>51.2379506483513</text:p>
              </table:table-cell>
              <table:table-cell office:value-type="float" office:value="46.893">
                <text:p>46.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3.17">
                <text:p>3.17</text:p>
              </table:table-cell>
              <table:table-cell office:value-type="float" office:value="40.4841662852149">
                <text:p>40.4841662852149</text:p>
              </table:table-cell>
              <table:table-cell office:value-type="float" office:value="57.209">
                <text:p>57.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3.113">
                <text:p>3.113</text:p>
              </table:table-cell>
              <table:table-cell office:value-type="float" office:value="22.2021210230817">
                <text:p>22.2021210230817</text:p>
              </table:table-cell>
              <table:table-cell office:value-type="float" office:value="74.826">
                <text:p>74.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3.652">
                <text:p>3.652</text:p>
              </table:table-cell>
              <table:table-cell office:value-type="float" office:value="8.60321875620901">
                <text:p>8.6032187562090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3.68000000000001">
                <text:p>3.68000000000001</text:p>
              </table:table-cell>
              <table:table-cell office:value-type="float" office:value="5.27790263738331">
                <text:p>5.27790263738331</text:p>
              </table:table-cell>
              <table:table-cell office:value-type="float" office:value="90.614">
                <text:p>9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3.476">
                <text:p>3.476</text:p>
              </table:table-cell>
              <table:table-cell office:value-type="float" office:value="5.306901370263">
                <text:p>5.306901370263</text:p>
              </table:table-cell>
              <table:table-cell office:value-type="float" office:value="90.805">
                <text:p>90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3.437">
                <text:p>3.437</text:p>
              </table:table-cell>
              <table:table-cell office:value-type="float" office:value="4.82191210164549">
                <text:p>4.82191210164549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3.887">
                <text:p>3.887</text:p>
              </table:table-cell>
              <table:table-cell office:value-type="float" office:value="4.29864490137603">
                <text:p>4.29864490137603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3.78400000000001">
                <text:p>3.78400000000001</text:p>
              </table:table-cell>
              <table:table-cell office:value-type="float" office:value="4.47393166858217">
                <text:p>4.47393166858217</text:p>
              </table:table-cell>
              <table:table-cell office:value-type="float" office:value="91.428">
                <text:p>91.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16500000000001">
                <text:p>4.16500000000001</text:p>
              </table:table-cell>
              <table:table-cell office:value-type="float" office:value="4.08739658141195">
                <text:p>4.08739658141195</text:p>
              </table:table-cell>
              <table:table-cell office:value-type="float" office:value="91.351">
                <text:p>91.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01600000000001">
                <text:p>4.01600000000001</text:p>
              </table:table-cell>
              <table:table-cell office:value-type="float" office:value="4.19122805180664">
                <text:p>4.19122805180664</text:p>
              </table:table-cell>
              <table:table-cell office:value-type="float" office:value="91.506">
                <text:p>91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3.807">
                <text:p>3.807</text:p>
              </table:table-cell>
              <table:table-cell office:value-type="float" office:value="4.22825424192091">
                <text:p>4.2282542419209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19300000000001">
                <text:p>4.19300000000001</text:p>
              </table:table-cell>
              <table:table-cell office:value-type="float" office:value="3.92988794253247">
                <text:p>3.92988794253247</text:p>
              </table:table-cell>
              <table:table-cell office:value-type="float" office:value="91.477">
                <text:p>91.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26100000000001">
                <text:p>4.26100000000001</text:p>
              </table:table-cell>
              <table:table-cell office:value-type="float" office:value="4.10163834633025">
                <text:p>4.10163834633025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35600000000001">
                <text:p>4.35600000000001</text:p>
              </table:table-cell>
              <table:table-cell office:value-type="float" office:value="4.73892795946471">
                <text:p>4.73892795946471</text:p>
              </table:table-cell>
              <table:table-cell office:value-type="float" office:value="90.619">
                <text:p>90.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4.895">
                <text:p>4.895</text:p>
              </table:table-cell>
              <table:table-cell office:value-type="float" office:value="4.12692706240615">
                <text:p>4.12692706240615</text:p>
              </table:table-cell>
              <table:table-cell office:value-type="float" office:value="90.671">
                <text:p>90.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4.488">
                <text:p>4.488</text:p>
              </table:table-cell>
              <table:table-cell office:value-type="float" office:value="4.48961638757107">
                <text:p>4.4896163875710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4.45">
                <text:p>4.45</text:p>
              </table:table-cell>
              <table:table-cell office:value-type="float" office:value="3.63422225961134">
                <text:p>3.63422225961134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4.66200000000001">
                <text:p>4.66200000000001</text:p>
              </table:table-cell>
              <table:table-cell office:value-type="float" office:value="2.98071990424077">
                <text:p>2.98071990424077</text:p>
              </table:table-cell>
              <table:table-cell office:value-type="float" office:value="90.779">
                <text:p>90.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3.63499999999999">
                <text:p>3.63499999999999</text:p>
              </table:table-cell>
              <table:table-cell office:value-type="float" office:value="4.01157143009639">
                <text:p>4.01157143009639</text:p>
              </table:table-cell>
              <table:table-cell office:value-type="float" office:value="89.921">
                <text:p>89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4.777">
                <text:p>4.777</text:p>
              </table:table-cell>
              <table:table-cell office:value-type="float" office:value="4.91917960676242">
                <text:p>4.91917960676242</text:p>
              </table:table-cell>
              <table:table-cell office:value-type="float" office:value="89.704">
                <text:p>89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4.914">
                <text:p>4.914</text:p>
              </table:table-cell>
              <table:table-cell office:value-type="float" office:value="5.24198657037881">
                <text:p>5.24198657037881</text:p>
              </table:table-cell>
              <table:table-cell office:value-type="float" office:value="89.751">
                <text:p>89.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5.744">
                <text:p>5.744</text:p>
              </table:table-cell>
              <table:table-cell office:value-type="float" office:value="4.85360687289657">
                <text:p>4.85360687289657</text:p>
              </table:table-cell>
              <table:table-cell office:value-type="float" office:value="88.489">
                <text:p>88.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5.873">
                <text:p>5.873</text:p>
              </table:table-cell>
              <table:table-cell office:value-type="float" office:value="5.24707572557387">
                <text:p>5.24707572557387</text:p>
              </table:table-cell>
              <table:table-cell office:value-type="float" office:value="88.377">
                <text:p>88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6.51900000000001">
                <text:p>6.51900000000001</text:p>
              </table:table-cell>
              <table:table-cell office:value-type="float" office:value="5.79646491697911">
                <text:p>5.79646491697911</text:p>
              </table:table-cell>
              <table:table-cell office:value-type="float" office:value="87.939">
                <text:p>87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8.85599999999999">
                <text:p>8.85599999999999</text:p>
              </table:table-cell>
              <table:table-cell office:value-type="float" office:value="7.14115763973005">
                <text:p>7.14115763973005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8.04600000000001">
                <text:p>8.04600000000001</text:p>
              </table:table-cell>
              <table:table-cell office:value-type="float" office:value="9.42178740244036">
                <text:p>9.42178740244036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8.37600000000001">
                <text:p>8.37600000000001</text:p>
              </table:table-cell>
              <table:table-cell office:value-type="float" office:value="8.06324561904219">
                <text:p>8.06324561904219</text:p>
              </table:table-cell>
              <table:table-cell office:value-type="float" office:value="80.532">
                <text:p>80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0.052">
                <text:p>10.052</text:p>
              </table:table-cell>
              <table:table-cell office:value-type="float" office:value="9.19497527108924">
                <text:p>9.19497527108924</text:p>
              </table:table-cell>
              <table:table-cell office:value-type="float" office:value="78.214">
                <text:p>78.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0.887">
                <text:p>10.887</text:p>
              </table:table-cell>
              <table:table-cell office:value-type="float" office:value="10.1521327286297">
                <text:p>10.1521327286297</text:p>
              </table:table-cell>
              <table:table-cell office:value-type="float" office:value="78.253">
                <text:p>78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2.804">
                <text:p>12.804</text:p>
              </table:table-cell>
              <table:table-cell office:value-type="float" office:value="10.4582179132041">
                <text:p>10.4582179132041</text:p>
              </table:table-cell>
              <table:table-cell office:value-type="float" office:value="77.579">
                <text:p>77.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6.951">
                <text:p>16.951</text:p>
              </table:table-cell>
              <table:table-cell office:value-type="float" office:value="13.2544821920456">
                <text:p>13.2544821920456</text:p>
              </table:table-cell>
              <table:table-cell office:value-type="float" office:value="71.801">
                <text:p>71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5.832">
                <text:p>15.832</text:p>
              </table:table-cell>
              <table:table-cell office:value-type="float" office:value="21.0848191184081">
                <text:p>21.084819118408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4.184">
                <text:p>14.184</text:p>
              </table:table-cell>
              <table:table-cell office:value-type="float" office:value="22.7022938652989">
                <text:p>22.7022938652989</text:p>
              </table:table-cell>
              <table:table-cell office:value-type="float" office:value="65.407">
                <text:p>65.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6.43900000000001">
                <text:p>6.43900000000001</text:p>
              </table:table-cell>
              <table:table-cell office:value-type="float" office:value="30.6952339309139">
                <text:p>30.6952339309139</text:p>
              </table:table-cell>
              <table:table-cell office:value-type="float" office:value="61.815">
                <text:p>61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9.394">
                <text:p>19.394</text:p>
              </table:table-cell>
              <table:table-cell office:value-type="float" office:value="25.5394474713775">
                <text:p>25.5394474713775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6.749">
                <text:p>16.749</text:p>
              </table:table-cell>
              <table:table-cell office:value-type="float" office:value="12.3366277477657">
                <text:p>12.3366277477657</text:p>
              </table:table-cell>
              <table:table-cell office:value-type="float" office:value="70.427">
                <text:p>70.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21.513">
                <text:p>21.513</text:p>
              </table:table-cell>
              <table:table-cell office:value-type="float" office:value="12.209012254037">
                <text:p>12.209012254037</text:p>
              </table:table-cell>
              <table:table-cell office:value-type="float" office:value="72.144">
                <text:p>72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4.373">
                <text:p>24.373</text:p>
              </table:table-cell>
              <table:table-cell office:value-type="float" office:value="22.6399887420523">
                <text:p>22.6399887420523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0.624">
                <text:p>10.624</text:p>
              </table:table-cell>
              <table:table-cell office:value-type="float" office:value="24.2911723305852">
                <text:p>24.2911723305852</text:p>
              </table:table-cell>
              <table:table-cell office:value-type="float" office:value="64.005">
                <text:p>64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2.294">
                <text:p>2.294</text:p>
              </table:table-cell>
              <table:table-cell office:value-type="float" office:value="33.9412886816448">
                <text:p>33.9412886816448</text:p>
              </table:table-cell>
              <table:table-cell office:value-type="float" office:value="62.333">
                <text:p>62.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